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1A51BBC0635DA533A18.png" manifest:media-type="image/png"/>
  <manifest:file-entry manifest:full-path="Pictures/1000000000000313000001638ECFB4561CAFE2BA.png" manifest:media-type="image/png"/>
  <manifest:file-entry manifest:full-path="Pictures/1000000000000536000002D719FB4AF5A31444B7.png" manifest:media-type="image/png"/>
  <manifest:file-entry manifest:full-path="Pictures/10000000000002AD000002CBB457269B0997056D.png" manifest:media-type="image/png"/>
  <manifest:file-entry manifest:full-path="Pictures/1000000000000315000002998A7D78509FFD461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dd31"/>
    </style:style>
    <style:style style:name="P2" style:family="paragraph" style:parent-style-name="Standard">
      <style:text-properties officeooo:rsid="00124c67" officeooo:paragraph-rsid="00124c67"/>
    </style:style>
    <style:style style:name="P3" style:family="paragraph" style:parent-style-name="Standard">
      <style:text-properties officeooo:rsid="0013036b" officeooo:paragraph-rsid="0013036b"/>
    </style:style>
    <style:style style:name="P4" style:family="paragraph" style:parent-style-name="Standard">
      <style:text-properties officeooo:rsid="001407b4" officeooo:paragraph-rsid="001407b4"/>
    </style:style>
    <style:style style:name="T1" style:family="text">
      <style:text-properties officeooo:rsid="001303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2 arreglar</text:p>
      <text:p text:style-name="P1"/>
      <text:p text:style-name="P2"><draw:frame draw:style-name="fr1" draw:name="Imagen1" text:anchor-type="char" svg:x="-0.476cm" svg:y="0.397cm" svg:width="17cm" svg:height="8.945cm" draw:z-index="0"><draw:image xlink:href="Pictures/1000000000000320000001A51BBC0635DA533A18.png" xlink:type="simple" xlink:show="embed" xlink:actuate="onLoad" draw:mime-type="image/png"/></draw:frame>ejerccicio dni <draw:frame draw:style-name="fr1" draw:name="Imagen2" text:anchor-type="char" svg:x="-0.556cm" svg:y="10.53cm" svg:width="17cm" svg:height="7.668cm" draw:z-index="1"><draw:image xlink:href="Pictures/1000000000000313000001638ECFB4561CAFE2BA.png" xlink:type="simple" xlink:show="embed" xlink:actuate="onLoad" draw:mime-type="image/png"/></draw:frame><text:span text:style-name="T1">aaaa</text:span></text:p>
      <text:p text:style-name="P2"><text:soft-page-break/></text:p>
      <text:p text:style-name="P2"/>
      <text:p text:style-name="P3">cronometro</text:p>
      <text:p text:style-name="P3"/>
      <text:p text:style-name="P4"><draw:frame draw:style-name="fr1" draw:name="Imagen4" text:anchor-type="char" svg:x="-0.661cm" svg:y="12.118cm" svg:width="17cm" svg:height="17.745cm" draw:z-index="3"><draw:image xlink:href="Pictures/10000000000002AD000002CBB457269B0997056D.png" xlink:type="simple" xlink:show="embed" xlink:actuate="onLoad" draw:mime-type="image/png"/></draw:frame><draw:frame draw:style-name="fr2" draw:name="Imagen3" text:anchor-type="char" svg:width="19.001cm" svg:height="10.354cm" draw:z-index="2"><draw:image xlink:href="Pictures/1000000000000536000002D719FB4AF5A31444B7.png" xlink:type="simple" xlink:show="embed" xlink:actuate="onLoad" draw:mime-type="image/png"/></draw:frame><text:soft-page-break/>aaaa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n5" text:anchor-type="char" svg:x="0.238cm" svg:y="2.739cm" svg:width="17cm" svg:height="14.328cm" draw:z-index="4"><draw:image xlink:href="Pictures/1000000000000315000002998A7D78509FFD46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5T17:25:39.778000000</dc:date>
    <meta:editing-duration>PT13M23S</meta:editing-duration>
    <meta:editing-cycles>1</meta:editing-cycles>
    <meta:document-statistic meta:table-count="0" meta:image-count="5" meta:object-count="0" meta:page-count="4" meta:paragraph-count="4" meta:word-count="8" meta:character-count="53" meta:non-whitespace-character-count="49"/>
    <meta:generator>LibreOffice/7.2.1.2$Windows_X86_64 LibreOffice_project/87b77fad49947c1441b67c559c339af8f3517e22</meta:generator>
  </office:meta>
</office:document-meta>
</file>